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Noto Sans',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cm" fo:line-height="125%" fo:orphans="2" fo:widows="2" fo:text-indent="0cm" style:auto-text-indent="false" fo:padding-left="0cm" fo:padding-right="0cm" fo:padding-top="0cm" fo:padding-bottom="0.049cm" fo:border-left="none" fo:border-right="none" fo:border-top="none" fo:border-bottom="0.002cm solid #000000"/>
    </style:style>
    <style:style style:name="P2" style:family="paragraph" style:parent-style-name="Heading_20_1">
      <style:paragraph-properties fo:margin-left="0cm" fo:margin-right="0cm" fo:line-height="125%" fo:orphans="2" fo:widows="2" fo:text-indent="0cm" style:auto-text-indent="false" fo:padding-left="0cm" fo:padding-right="0cm" fo:padding-top="0cm" fo:padding-bottom="0.049cm" fo:border-left="none" fo:border-right="none" fo:border-top="none" fo:border-bottom="0.002cm solid #000000"/>
      <style:text-properties fo:font-variant="normal" fo:text-transform="none" fo:color="#1f2328" style:font-name="apple-system" fo:font-size="12pt" fo:letter-spacing="normal" fo:font-style="normal" fo:font-weight="normal"/>
    </style:style>
    <style:style style:name="P3" style:family="paragraph" style:parent-style-name="Heading_20_1">
      <style:text-properties fo:font-variant="normal" fo:text-transform="none" fo:color="#1f2328" style:font-name="apple-system" fo:font-size="12pt" fo:letter-spacing="normal" fo:font-style="normal" fo:font-weight="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3">
      <style:paragraph-properties fo:margin-top="0cm" fo:margin-bottom="0cm"/>
    </style:style>
    <style:style style:name="P18" style:family="paragraph" style:parent-style-name="Text_20_body" style:list-style-name="L4">
      <style:paragraph-properties fo:margin-top="0cm" fo:margin-bottom="0cm"/>
    </style:style>
    <style:style style:name="P19" style:family="paragraph" style:parent-style-name="Text_20_body" style:list-style-name="L5">
      <style:paragraph-properties fo:margin-top="0cm" fo:margin-bottom="0cm"/>
    </style:style>
    <style:style style:name="P20" style:family="paragraph" style:parent-style-name="Text_20_body" style:list-style-name="L6">
      <style:paragraph-properties fo:margin-top="0cm" fo:margin-bottom="0cm"/>
    </style:style>
    <style:style style:name="P21" style:family="paragraph" style:parent-style-name="Text_20_body" style:list-style-name="L11">
      <style:paragraph-properties fo:margin-top="0cm" fo:margin-bottom="0cm"/>
    </style:style>
    <style:style style:name="T1" style:family="text">
      <style:text-properties fo:font-variant="normal" fo:text-transform="none" fo:color="#1f2328" style:font-name="apple-system" fo:font-size="12pt" fo:letter-spacing="normal" fo:font-style="normal" fo:font-weight="bold" style:font-weight-asian="bold" style:font-weight-complex="bold"/>
    </style:style>
    <style:style style:name="T2" style:family="text">
      <style:text-properties fo:font-variant="normal" fo:text-transform="none" fo:color="#1f2328" style:font-name="apple-system" fo:font-size="12pt" fo:letter-spacing="normal" fo:font-style="normal" fo:font-weight="normal"/>
    </style:style>
    <style:style style:name="T3" style:family="text">
      <style:text-properties fo:font-variant="normal" fo:text-transform="none" fo:color="#1f2328" style:text-line-through-style="none" style:font-name="apple-system" fo:font-size="12pt" fo:letter-spacing="normal" fo:font-style="normal" style:text-underline-style="none" fo:font-weight="normal" style:text-blinking="false" fo:background-color="transparent"/>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4">Prénom &amp; Nom :</text:span> Mohamed Diagne</text:h>
      <text:h text:style-name="P2" text:outline-level="1"><text:span text:style-name="T4">INE :</text:span> N008C3220181</text:h>
      <text:h text:style-name="P1" text:outline-level="1"><text:span text:style-name="T1">Email :</text:span><text:span text:style-name="T2"> </text:span><text:a xlink:type="simple" xlink:href="mailto:mohamed.diagne@unchk.edu.sn" text:style-name="Internet_20_link" text:visited-style-name="Visited_20_Internet_20_Link"><text:span text:style-name="T3">mohamed.diagne@unchk.edu.sn</text:span></text:a></text:h>
      <text:h text:style-name="Heading_20_3" text:outline-level="3"/>
      <text:h text:style-name="Heading_20_3" text:outline-level="3"/>
      <text:h text:style-name="Heading_20_3" text:outline-level="3">Partie 3 : Évaluation et Comparaison des Services REST et SOAP</text:h>
      <text:h text:style-name="Heading_20_4" text:outline-level="4">1. Comparaison des deux services en termes de performance, de facilité d’implémentation et d’interfaçage</text:h>
      <text:h text:style-name="Heading_20_5" text:outline-level="5">a. Performance</text:h>
      <text:p text:style-name="Text_20_body"><text:span text:style-name="Strong_20_Emphasis">REST (Node.js avec Express) :</text:span></text:p>
      <text:list xml:id="list7975161159170559046" text:style-name="L1">
        <text:list-item>
          <text:p text:style-name="P15"><text:span text:style-name="Strong_20_Emphasis">Poids des messages :</text:span> Les requêtes et réponses REST sont généralement moins lourdes car elles utilisent le format JSON, qui est plus léger que XML. Cela conduit à des transmissions de données plus rapides et moins gourmandes en bande passante.</text:p>
        </text:list-item>
        <text:list-item>
          <text:p text:style-name="P15"><text:span text:style-name="Strong_20_Emphasis">Latence :</text:span> En raison de la simplicité de REST et de l'absence de traitement lourd comme l'analyse de XML complexe, REST tend à offrir une meilleure latence.</text:p>
        </text:list-item>
        <text:list-item>
          <text:p text:style-name="P4"><text:span text:style-name="Strong_20_Emphasis">Scalabilité :</text:span> REST, grâce à sa nature sans état, est généralement plus facile à scaler horizontalement (ajout de nouveaux serveurs pour répartir la charge).</text:p>
        </text:list-item>
      </text:list>
      <text:p text:style-name="Text_20_body"><text:span text:style-name="Strong_20_Emphasis">SOAP (Node.js avec SOAP) :</text:span></text:p>
      <text:list xml:id="list252315090784013411" text:style-name="L2">
        <text:list-item>
          <text:p text:style-name="P16"><text:span text:style-name="Strong_20_Emphasis">Poids des messages :</text:span> SOAP repose sur le format XML qui est plus verbeux et donc plus lourd. Les messages SOAP incluent également des en-têtes supplémentaires pour des fonctionnalités comme la sécurité et les transactions, augmentant ainsi le poids total des messages.</text:p>
        </text:list-item>
        <text:list-item>
          <text:p text:style-name="P16"><text:span text:style-name="Strong_20_Emphasis">Latence :</text:span> SOAP peut introduire plus de latence, en raison de la nécessité de traiter et de manipuler du XML, surtout si les messages sont complexes.</text:p>
        </text:list-item>
        <text:list-item>
          <text:p text:style-name="P5"><text:span text:style-name="Strong_20_Emphasis">Scalabilité :</text:span> SOAP peut également être scalé horizontalement, mais son implémentation et gestion peuvent nécessiter plus d'efforts comparé à REST, surtout dans les architectures modernes basées sur le cloud.</text:p>
        </text:list-item>
      </text:list>
      <text:h text:style-name="Heading_20_5" text:outline-level="5">b. Facilité d’implémentation</text:h>
      <text:p text:style-name="Text_20_body"><text:span text:style-name="Strong_20_Emphasis">REST :</text:span></text:p>
      <text:list xml:id="list1812322343055199028" text:style-name="L3">
        <text:list-item>
          <text:p text:style-name="P17"><text:span text:style-name="Strong_20_Emphasis">Facilité de mise en œuvre :</text:span> REST est souvent considéré comme plus simple à implémenter. L'utilisation d'Express pour configurer des routes, traiter des requêtes JSON, et gérer des erreurs est relativement directe.</text:p>
        </text:list-item>
        <text:list-item>
          <text:p text:style-name="P17"><text:span text:style-name="Strong_20_Emphasis">Documentation :</text:span> L'intégration de Swagger pour documenter l'API REST est également simple et bien supportée, ce qui facilite la communication avec d'autres développeurs.</text:p>
        </text:list-item>
        <text:list-item>
          <text:p text:style-name="P6"><text:span text:style-name="Strong_20_Emphasis">Flexibilité :</text:span> REST offre une grande flexibilité dans le choix des formats de données (JSON, XML, etc.), et son modèle sans état permet une architecture plus simple.</text:p>
        </text:list-item>
      </text:list>
      <text:p text:style-name="Text_20_body"><text:span text:style-name="Strong_20_Emphasis">SOAP :</text:span></text:p>
      <text:list xml:id="list5499303608930641241" text:style-name="L4">
        <text:list-item>
          <text:p text:style-name="P18"><text:soft-page-break/><text:span text:style-name="Strong_20_Emphasis">Complexité de mise en œuvre :</text:span> L'implémentation de SOAP est plus complexe en raison de la nécessité de créer et de gérer des WSDL, de comprendre les schémas XML, et d'assurer la compatibilité avec les spécifications strictes de SOAP.</text:p>
        </text:list-item>
        <text:list-item>
          <text:p text:style-name="P18"><text:span text:style-name="Strong_20_Emphasis">Documentation :</text:span> La documentation SOAP repose principalement sur le fichier WSDL, qui, bien que complet, peut être difficile à générer et à comprendre pour les développeurs moins expérimentés.</text:p>
        </text:list-item>
        <text:list-item>
          <text:p text:style-name="P7"><text:span text:style-name="Strong_20_Emphasis">Fonctionnalités supplémentaires :</text:span> Bien que plus complexe, SOAP fournit nativement des fonctionnalités comme la sécurité (WS-Security), les transactions (WS-AtomicTransaction), et les transactions distribuées, ce qui peut être un avantage dans des environnements critiques.</text:p>
        </text:list-item>
      </text:list>
      <text:h text:style-name="Heading_20_5" text:outline-level="5">c. Interfaçage</text:h>
      <text:p text:style-name="Text_20_body"><text:span text:style-name="Strong_20_Emphasis">REST :</text:span></text:p>
      <text:list xml:id="list1039040859652418167" text:style-name="L5">
        <text:list-item>
          <text:p text:style-name="P19"><text:span text:style-name="Strong_20_Emphasis">Interopérabilité :</text:span> REST est facilement interfaçable avec n'importe quel langage de programmation ou plateforme qui supporte HTTP. Les clients peuvent être facilement implémentés en utilisant des bibliothèques standard disponibles pour pratiquement tous les langages.</text:p>
        </text:list-item>
        <text:list-item>
          <text:p text:style-name="P8"><text:span text:style-name="Strong_20_Emphasis">Support du web et des mobiles :</text:span> REST est le choix naturel pour les applications web et mobiles en raison de sa simplicité d'utilisation avec HTTP/HTTPS et sa compatibilité avec les frameworks modernes (React, Angular, etc.).</text:p>
        </text:list-item>
      </text:list>
      <text:p text:style-name="Text_20_body"><text:span text:style-name="Strong_20_Emphasis">SOAP :</text:span></text:p>
      <text:list xml:id="list4664539351615597308" text:style-name="L6">
        <text:list-item>
          <text:p text:style-name="P20"><text:span text:style-name="Strong_20_Emphasis">Interopérabilité :</text:span> SOAP, bien que plus complexe, est très interopérable grâce à son support dans la plupart des langages via des bibliothèques comme Apache Axis (Java), .NET, ou encore PHP-SOAP. Il est aussi très utile pour des environnements où l'interaction entre systèmes hétérogènes est requise.</text:p>
        </text:list-item>
        <text:list-item>
          <text:p text:style-name="P9"><text:span text:style-name="Strong_20_Emphasis">Support des outils d'entreprise :</text:span> SOAP s'intègre bien avec des outils d'entreprise comme Oracle, IBM WebSphere, et Microsoft BizTalk, rendant l'interfaçage avec des systèmes complexes plus simple dans ces environnements.</text:p>
        </text:list-item>
      </text:list>
      <text:h text:style-name="Heading_20_4" text:outline-level="4">2. Avantages et inconvénients de chaque approche (REST vs SOAP) dans le contexte d’une banque en ligne</text:h>
      <text:h text:style-name="Heading_20_5" text:outline-level="5">a. Avantages de REST dans une banque en ligne</text:h>
      <text:list xml:id="list725163824756396016" text:style-name="L7">
        <text:list-item>
          <text:p text:style-name="P10"><text:span text:style-name="Strong_20_Emphasis">Simplicité et légèreté :</text:span> REST est facile à comprendre et à utiliser, ce qui en fait une solution idéale pour les intégrations rapides et les microservices. Son utilisation de JSON permet des transferts de données plus rapides et moins gourmands en bande passante, ce qui est crucial pour les applications mobiles et web à forte interaction.</text:p>
        </text:list-item>
        <text:list-item>
          <text:p text:style-name="P10"><text:span text:style-name="Strong_20_Emphasis">Scalabilité :</text:span> En raison de sa nature sans état, REST permet une scalabilité horizontale plus aisée. Les banques en ligne peuvent ainsi mieux gérer des charges importantes en répartissant les requêtes sur plusieurs serveurs.</text:p>
        </text:list-item>
        <text:list-item>
          <text:p text:style-name="P10"><text:span text:style-name="Strong_20_Emphasis">Compatibilité web-native :</text:span> REST est idéal pour les applications web et mobiles, qui représentent une grande partie des interfaces utilisateurs dans le secteur bancaire. Il s'intègre parfaitement avec les technologies modernes comme AJAX, et les frameworks front-end.</text:p>
        </text:list-item>
        <text:list-item>
          <text:p text:style-name="P10"><text:span text:style-name="Strong_20_Emphasis">Flexibilité des données :</text:span> REST permet d'utiliser différents formats de données (JSON, XML, etc.), offrant une grande flexibilité pour les clients et les partenaires.</text:p>
        </text:list-item>
      </text:list>
      <text:h text:style-name="Heading_20_5" text:outline-level="5"><text:soft-page-break/>b. Inconvénients de REST dans une banque en ligne</text:h>
      <text:list xml:id="list2162495756990137933" text:style-name="L8">
        <text:list-item>
          <text:p text:style-name="P11"><text:span text:style-name="Strong_20_Emphasis">Absence de fonctionnalités avancées :</text:span> REST n'inclut pas nativement des fonctionnalités comme la sécurité (en dehors de HTTPS), les transactions complexes ou la fiabilité des messages, ce qui pourrait nécessiter des développements supplémentaires ou l'intégration de technologies supplémentaires (comme OAuth, JWT).</text:p>
        </text:list-item>
        <text:list-item>
          <text:p text:style-name="P11"><text:span text:style-name="Strong_20_Emphasis">Moins standardisé pour des systèmes complexes :</text:span> Bien que REST soit flexible, cela peut aussi être un inconvénient dans des environnements très standardisés ou complexes, où des spécifications strictes sont nécessaires.</text:p>
        </text:list-item>
      </text:list>
      <text:h text:style-name="Heading_20_5" text:outline-level="5">c. Avantages de SOAP dans une banque en ligne</text:h>
      <text:list xml:id="list1900959014288464404" text:style-name="L9">
        <text:list-item>
          <text:p text:style-name="P12"><text:span text:style-name="Strong_20_Emphasis">Sécurité renforcée :</text:span> SOAP prend en charge des protocoles de sécurité comme WS-Security, ce qui est un grand avantage pour les banques où la sécurité des données est primordiale.</text:p>
        </text:list-item>
        <text:list-item>
          <text:p text:style-name="P12"><text:span text:style-name="Strong_20_Emphasis">Fiabilité et transactions complexes :</text:span> SOAP supporte des fonctionnalités comme WS-ReliableMessaging et WS-AtomicTransaction, permettant de gérer des transactions distribuées et garantissant l'intégrité des opérations critiques.</text:p>
        </text:list-item>
        <text:list-item>
          <text:p text:style-name="P12"><text:span text:style-name="Strong_20_Emphasis">Standardisation :</text:span> SOAP, étant fortement typé et standardisé, s'assure que tous les acteurs (banques, partenaires, clients) respectent les mêmes protocoles, réduisant ainsi les risques d'incompatibilités.</text:p>
        </text:list-item>
        <text:list-item>
          <text:p text:style-name="P12"><text:span text:style-name="Strong_20_Emphasis">Support des environnements d'entreprise :</text:span> SOAP s'intègre bien avec les systèmes d'entreprise existants (ERP, CRM, etc.), ce qui peut être crucial pour une banque en ligne ayant des infrastructures complexes.</text:p>
        </text:list-item>
      </text:list>
      <text:h text:style-name="Heading_20_5" text:outline-level="5">d. Inconvénients de SOAP dans une banque en ligne</text:h>
      <text:list xml:id="list7826588411942368354" text:style-name="L10">
        <text:list-item>
          <text:p text:style-name="P13"><text:span text:style-name="Strong_20_Emphasis">Complexité et lourdeur :</text:span> La complexité de SOAP, avec ses messages XML lourds et ses nombreuses spécifications, peut ralentir le développement et la performance, surtout pour les applications nécessitant une grande réactivité comme les applications mobiles.</text:p>
        </text:list-item>
        <text:list-item>
          <text:p text:style-name="P13"><text:span text:style-name="Strong_20_Emphasis">Moins adapté aux interfaces web modernes :</text:span> SOAP n'est pas nativement compatible avec les technologies web modernes (AJAX, frameworks JS), ce qui peut compliquer son utilisation pour les interfaces utilisateurs modernes.</text:p>
        </text:list-item>
        <text:list-item>
          <text:p text:style-name="P13"><text:span text:style-name="Strong_20_Emphasis">Scalabilité plus difficile :</text:span> Bien que SOAP puisse être scalé, cela peut être plus complexe en raison de la nature des messages et des opérations qu'il supporte.</text:p>
        </text:list-item>
      </text:list>
      <text:h text:style-name="Heading_20_3" text:outline-level="3">Conclusion</text:h>
      <text:p text:style-name="Text_20_body">Dans le contexte d'une banque en ligne, le choix entre REST et SOAP dépend des besoins spécifiques de l'application :</text:p>
      <text:list xml:id="list7683982895230802600" text:style-name="L11">
        <text:list-item>
          <text:p text:style-name="P21"><text:span text:style-name="Strong_20_Emphasis">REST</text:span> est plus adapté pour des services simples, scalables, et réactifs, particulièrement pour des applications web et mobiles qui nécessitent des réponses rapides et une intégration facile avec des technologies modernes.</text:p>
        </text:list-item>
        <text:list-item>
          <text:p text:style-name="P14"><text:span text:style-name="Strong_20_Emphasis">SOAP</text:span> est préférable pour des services qui nécessitent une sécurité renforcée, des transactions complexes, et une compatibilité avec des systèmes d'entreprise existants.</text:p>
        </text:list-item>
      </text:list>
      <text:p text:style-name="Text_20_body">Une approche hybride peut également être envisagée, en utilisant REST pour les services orientés client (front-end) et SOAP pour les services critiques nécessitant des garanties de sécurité et de transac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Noto Sans',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amed Diagne</meta:initial-creator>
    <meta:creation-date>2024-09-03T00:15:01.93</meta:creation-date>
    <dc:date>2024-09-07T21:39:46.77</dc:date>
    <dc:creator>Mohamed Diagne</dc:creator>
    <meta:editing-duration>PT5M38S</meta:editing-duration>
    <meta:editing-cycles>2</meta:editing-cycles>
    <meta:generator>OpenOffice/4.1.15$Win32 OpenOffice.org_project/4115m2$Build-9813</meta:generator>
    <meta:document-statistic meta:table-count="0" meta:image-count="0" meta:object-count="0" meta:page-count="3" meta:paragraph-count="53" meta:word-count="1191" meta:character-count="7839"/>
  </office:meta>
</office:document-meta>
</file>